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ure_time (copy)" table:style-name="ta1">
        <table:shapes>
          <draw:frame draw:z-index="0" draw:style-name="gr1" draw:text-style-name="P1" svg:width="6.2988in" svg:height="3.5429in" svg:x="0.0287in" svg:y="2.4555in">
            <draw:object draw:notify-on-update-of-ranges="'measure_time (copy)'.A1:'measure_time (copy)'.A1 'measure_time (copy)'.B1:'measure_time (copy)'.K1 'measure_time (copy)'.A2:'measure_time (copy)'.A2 'measure_time (copy)'.B2:'measure_time (copy)'.K2 'measure_time (copy)'.A3:'measure_time (copy)'.A3 'measure_time (copy)'.B3:'measure_time (copy)'.K3 'measure_time (copy)'.A4:'measure_time (copy)'.A4 'measure_time (copy)'.B4:'measure_time (copy)'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2886in" svg:y="2.4756in">
            <draw:object draw:notify-on-update-of-ranges="'measure_time (copy)'.A6:'measure_time (copy)'.A6 'measure_time (copy)'.B6:'measure_time (copy)'.K6 'measure_time (copy)'.A7:'measure_time (copy)'.A7 'measure_time (copy)'.B7:'measure_time (copy)'.K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grenedalf/diversity.sh</text:p>
          </table:table-cell>
          <table:table-cell office:value-type="float" office:value="0.030156356" calcext:value-type="float">
            <text:p>0.030156356</text:p>
          </table:table-cell>
          <table:table-cell office:value-type="float" office:value="0.044276895" calcext:value-type="float">
            <text:p>0.044276895</text:p>
          </table:table-cell>
          <table:table-cell office:value-type="float" office:value="0.086007206" calcext:value-type="float">
            <text:p>0.086007206</text:p>
          </table:table-cell>
          <table:table-cell office:value-type="float" office:value="0.157947718" calcext:value-type="float">
            <text:p>0.157947718</text:p>
          </table:table-cell>
          <table:table-cell office:value-type="float" office:value="0.291412703" calcext:value-type="float">
            <text:p>0.291412703</text:p>
          </table:table-cell>
          <table:table-cell office:value-type="float" office:value="0.709473224" calcext:value-type="float">
            <text:p>0.709473224</text:p>
          </table:table-cell>
          <table:table-cell office:value-type="float" office:value="1.372636586" calcext:value-type="float">
            <text:p>1.372636586</text:p>
          </table:table-cell>
          <table:table-cell office:value-type="float" office:value="2.761468822" calcext:value-type="float">
            <text:p>2.761468822</text:p>
          </table:table-cell>
          <table:table-cell office:value-type="float" office:value="6.843452363" calcext:value-type="float">
            <text:p>6.843452363</text:p>
          </table:table-cell>
          <table:table-cell office:value-type="float" office:value="13.82017915" calcext:value-type="float">
            <text:p>13.82017915</text:p>
          </table:table-cell>
        </table:table-row>
        <table:table-row table:style-name="ro1">
          <table:table-cell office:value-type="string" calcext:value-type="string">
            <text:p>popoolation/pi.sh</text:p>
          </table:table-cell>
          <table:table-cell office:value-type="float" office:value="0.935136149" calcext:value-type="float">
            <text:p>0.935136149</text:p>
          </table:table-cell>
          <table:table-cell office:value-type="float" office:value="1.642605189" calcext:value-type="float">
            <text:p>1.642605189</text:p>
          </table:table-cell>
          <table:table-cell office:value-type="float" office:value="3.757155017" calcext:value-type="float">
            <text:p>3.757155017</text:p>
          </table:table-cell>
          <table:table-cell office:value-type="float" office:value="7.169939638" calcext:value-type="float">
            <text:p>7.169939638</text:p>
          </table:table-cell>
          <table:table-cell office:value-type="float" office:value="14.324651715" calcext:value-type="float">
            <text:p>14.324651715</text:p>
          </table:table-cell>
          <table:table-cell office:value-type="float" office:value="35.353860256" calcext:value-type="float">
            <text:p>35.353860256</text:p>
          </table:table-cell>
          <table:table-cell office:value-type="float" office:value="72.113770067" calcext:value-type="float">
            <text:p>72.113770067</text:p>
          </table:table-cell>
          <table:table-cell office:value-type="float" office:value="141.246463681" calcext:value-type="float">
            <text:p>141.246463681</text:p>
          </table:table-cell>
          <table:table-cell office:value-type="float" office:value="355.593250382" calcext:value-type="float">
            <text:p>355.593250382</text:p>
          </table:table-cell>
          <table:table-cell office:value-type="float" office:value="709.061077055" calcext:value-type="float">
            <text:p>709.061077055</text:p>
          </table:table-cell>
        </table:table-row>
        <table:table-row table:style-name="ro1">
          <table:table-cell office:value-type="string" calcext:value-type="string">
            <text:p>popoolation/theta.sh</text:p>
          </table:table-cell>
          <table:table-cell office:value-type="float" office:value="0.924310131" calcext:value-type="float">
            <text:p>0.924310131</text:p>
          </table:table-cell>
          <table:table-cell office:value-type="float" office:value="1.658173193" calcext:value-type="float">
            <text:p>1.658173193</text:p>
          </table:table-cell>
          <table:table-cell office:value-type="float" office:value="3.816962271" calcext:value-type="float">
            <text:p>3.816962271</text:p>
          </table:table-cell>
          <table:table-cell office:value-type="float" office:value="7.140842475" calcext:value-type="float">
            <text:p>7.140842475</text:p>
          </table:table-cell>
          <table:table-cell office:value-type="float" office:value="14.489688065" calcext:value-type="float">
            <text:p>14.489688065</text:p>
          </table:table-cell>
          <table:table-cell office:value-type="float" office:value="35.363375901" calcext:value-type="float">
            <text:p>35.363375901</text:p>
          </table:table-cell>
          <table:table-cell office:value-type="float" office:value="71.890382025" calcext:value-type="float">
            <text:p>71.890382025</text:p>
          </table:table-cell>
          <table:table-cell office:value-type="float" office:value="143.036078124" calcext:value-type="float">
            <text:p>143.036078124</text:p>
          </table:table-cell>
          <table:table-cell office:value-type="float" office:value="357.734702247" calcext:value-type="float">
            <text:p>357.734702247</text:p>
          </table:table-cell>
          <table:table-cell office:value-type="float" office:value="714.719171376" calcext:value-type="float">
            <text:p>714.719171376</text:p>
          </table:table-cell>
        </table:table-row>
        <table:table-row table:style-name="ro1">
          <table:table-cell office:value-type="string" calcext:value-type="string">
            <text:p>popoolation/d.sh</text:p>
          </table:table-cell>
          <table:table-cell office:value-type="float" office:value="0.956871112" calcext:value-type="float">
            <text:p>0.956871112</text:p>
          </table:table-cell>
          <table:table-cell office:value-type="float" office:value="1.642648653" calcext:value-type="float">
            <text:p>1.642648653</text:p>
          </table:table-cell>
          <table:table-cell office:value-type="float" office:value="3.80390474" calcext:value-type="float">
            <text:p>3.80390474</text:p>
          </table:table-cell>
          <table:table-cell office:value-type="float" office:value="7.356868871" calcext:value-type="float">
            <text:p>7.356868871</text:p>
          </table:table-cell>
          <table:table-cell office:value-type="float" office:value="14.76469435" calcext:value-type="float">
            <text:p>14.76469435</text:p>
          </table:table-cell>
          <table:table-cell office:value-type="float" office:value="36.289648772" calcext:value-type="float">
            <text:p>36.289648772</text:p>
          </table:table-cell>
          <table:table-cell office:value-type="float" office:value="71.579649817" calcext:value-type="float">
            <text:p>71.579649817</text:p>
          </table:table-cell>
          <table:table-cell office:value-type="float" office:value="144.666210242" calcext:value-type="float">
            <text:p>144.666210242</text:p>
          </table:table-cell>
          <table:table-cell office:value-type="float" office:value="356.724923172" calcext:value-type="float">
            <text:p>356.724923172</text:p>
          </table:table-cell>
          <table:table-cell office:value-type="float" office:value="713.650442424" calcext:value-type="float">
            <text:p>713.650442424</text:p>
          </table:table-cell>
        </table:table-row>
        <table:table-row table:style-name="ro1">
          <table:table-cell/>
          <table:table-cell table:formula="of:=[.B4]/[.B1]" office:value-type="float" office:value="31.7303294867589" calcext:value-type="float">
            <text:p>31.7303294867589</text:p>
          </table:table-cell>
          <table:table-cell table:formula="of:=[.C4]/[.C1]" office:value-type="float" office:value="37.0994545349217" calcext:value-type="float">
            <text:p>37.0994545349217</text:p>
          </table:table-cell>
          <table:table-cell table:formula="of:=[.D4]/[.D1]" office:value-type="float" office:value="44.2277445915404" calcext:value-type="float">
            <text:p>44.2277445915404</text:p>
          </table:table-cell>
          <table:table-cell table:formula="of:=[.E4]/[.E1]" office:value-type="float" office:value="46.5778737683314" calcext:value-type="float">
            <text:p>46.5778737683314</text:p>
          </table:table-cell>
          <table:table-cell table:formula="of:=[.F4]/[.F1]" office:value-type="float" office:value="50.665925671744" calcext:value-type="float">
            <text:p>50.665925671744</text:p>
          </table:table-cell>
          <table:table-cell table:formula="of:=[.G4]/[.G1]" office:value-type="float" office:value="51.1501315967916" calcext:value-type="float">
            <text:p>51.1501315967916</text:p>
          </table:table-cell>
          <table:table-cell table:formula="of:=[.H4]/[.H1]" office:value-type="float" office:value="52.1475607943616" calcext:value-type="float">
            <text:p>52.1475607943616</text:p>
          </table:table-cell>
          <table:table-cell table:formula="of:=[.I4]/[.I1]" office:value-type="float" office:value="52.3874139332941" calcext:value-type="float">
            <text:p>52.3874139332941</text:p>
          </table:table-cell>
          <table:table-cell table:formula="of:=[.J4]/[.J1]" office:value-type="float" office:value="52.1264566844476" calcext:value-type="float">
            <text:p>52.1264566844476</text:p>
          </table:table-cell>
          <table:table-cell table:formula="of:=[.K4]/[.K1]" office:value-type="float" office:value="51.6382917094096" calcext:value-type="float">
            <text:p>51.6382917094096</text:p>
          </table:table-cell>
        </table:table-row>
        <table:table-row table:style-name="ro1">
          <table:table-cell office:value-type="string" calcext:value-type="string">
            <text:p>grenedalf/fst.sh</text:p>
          </table:table-cell>
          <table:table-cell office:value-type="float" office:value="0.020741956" calcext:value-type="float">
            <text:p>0.020741956</text:p>
          </table:table-cell>
          <table:table-cell office:value-type="float" office:value="0.027041257" calcext:value-type="float">
            <text:p>0.027041257</text:p>
          </table:table-cell>
          <table:table-cell office:value-type="float" office:value="0.047418913" calcext:value-type="float">
            <text:p>0.047418913</text:p>
          </table:table-cell>
          <table:table-cell office:value-type="float" office:value="0.076507882" calcext:value-type="float">
            <text:p>0.076507882</text:p>
          </table:table-cell>
          <table:table-cell office:value-type="float" office:value="0.143686345" calcext:value-type="float">
            <text:p>0.143686345</text:p>
          </table:table-cell>
          <table:table-cell office:value-type="float" office:value="0.325851413" calcext:value-type="float">
            <text:p>0.325851413</text:p>
          </table:table-cell>
          <table:table-cell office:value-type="float" office:value="0.648823703" calcext:value-type="float">
            <text:p>0.648823703</text:p>
          </table:table-cell>
          <table:table-cell office:value-type="float" office:value="1.27787852" calcext:value-type="float">
            <text:p>1.27787852</text:p>
          </table:table-cell>
          <table:table-cell office:value-type="float" office:value="3.158433165" calcext:value-type="float">
            <text:p>3.158433165</text:p>
          </table:table-cell>
          <table:table-cell office:value-type="float" office:value="6.273058474" calcext:value-type="float">
            <text:p>6.273058474</text:p>
          </table:table-cell>
        </table:table-row>
        <table:table-row table:style-name="ro1">
          <table:table-cell office:value-type="string" calcext:value-type="string">
            <text:p>popoolation/fst.sh</text:p>
          </table:table-cell>
          <table:table-cell office:value-type="float" office:value="0.463117413" calcext:value-type="float">
            <text:p>0.463117413</text:p>
          </table:table-cell>
          <table:table-cell office:value-type="float" office:value="0.892345878" calcext:value-type="float">
            <text:p>0.892345878</text:p>
          </table:table-cell>
          <table:table-cell office:value-type="float" office:value="2.082883854" calcext:value-type="float">
            <text:p>2.082883854</text:p>
          </table:table-cell>
          <table:table-cell office:value-type="float" office:value="4.150660067" calcext:value-type="float">
            <text:p>4.150660067</text:p>
          </table:table-cell>
          <table:table-cell office:value-type="float" office:value="8.329630592" calcext:value-type="float">
            <text:p>8.329630592</text:p>
          </table:table-cell>
          <table:table-cell office:value-type="float" office:value="20.634640005" calcext:value-type="float">
            <text:p>20.634640005</text:p>
          </table:table-cell>
          <table:table-cell office:value-type="float" office:value="41.102334539" calcext:value-type="float">
            <text:p>41.102334539</text:p>
          </table:table-cell>
          <table:table-cell office:value-type="float" office:value="82.442980885" calcext:value-type="float">
            <text:p>82.442980885</text:p>
          </table:table-cell>
          <table:table-cell office:value-type="float" office:value="203.806697257" calcext:value-type="float">
            <text:p>203.806697257</text:p>
          </table:table-cell>
          <table:table-cell office:value-type="float" office:value="418.642379266" calcext:value-type="float">
            <text:p>418.642379266</text:p>
          </table:table-cell>
        </table:table-row>
        <table:table-row table:style-name="ro1">
          <table:table-cell/>
          <table:table-cell table:formula="of:=[.B7]/[.B6]" office:value-type="float" office:value="22.3275670336973" calcext:value-type="float">
            <text:p>22.3275670336973</text:p>
          </table:table-cell>
          <table:table-cell table:formula="of:=[.C7]/[.C6]" office:value-type="float" office:value="32.9994229927995" calcext:value-type="float">
            <text:p>32.9994229927995</text:p>
          </table:table-cell>
          <table:table-cell table:formula="of:=[.D7]/[.D6]" office:value-type="float" office:value="43.9251708279353" calcext:value-type="float">
            <text:p>43.9251708279353</text:p>
          </table:table-cell>
          <table:table-cell table:formula="of:=[.E7]/[.E6]" office:value-type="float" office:value="54.2514046722663" calcext:value-type="float">
            <text:p>54.2514046722663</text:p>
          </table:table-cell>
          <table:table-cell table:formula="of:=[.F7]/[.F6]" office:value-type="float" office:value="57.9709268267628" calcext:value-type="float">
            <text:p>57.9709268267628</text:p>
          </table:table-cell>
          <table:table-cell table:formula="of:=[.G7]/[.G6]" office:value-type="float" office:value="63.3253046688492" calcext:value-type="float">
            <text:p>63.3253046688492</text:p>
          </table:table-cell>
          <table:table-cell table:formula="of:=[.H7]/[.H6]" office:value-type="float" office:value="63.349002739809" calcext:value-type="float">
            <text:p>63.349002739809</text:p>
          </table:table-cell>
          <table:table-cell table:formula="of:=[.I7]/[.I6]" office:value-type="float" office:value="64.5155072212967" calcext:value-type="float">
            <text:p>64.5155072212967</text:p>
          </table:table-cell>
          <table:table-cell table:formula="of:=[.J7]/[.J6]" office:value-type="float" office:value="64.52778533213" calcext:value-type="float">
            <text:p>64.52778533213</text:p>
          </table:table-cell>
          <table:table-cell table:formula="of:=[.K7]/[.K6]" office:value-type="float" office:value="66.7365657439909" calcext:value-type="float">
            <text:p>66.7365657439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2T22:16:29.518147775</dc:date>
    <meta:editing-duration>PT2H16M7S</meta:editing-duration>
    <meta:editing-cycles>1</meta:editing-cycles>
    <meta:document-statistic meta:table-count="1" meta:cell-count="86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375cm" svg:y="3.454cm" style:legend-expansion="high" chart:style-name="ch2"/>
        <chart:plot-area chart:style-name="ch3" table:cell-range-address="'measure_time (copy)'.A1:'measure_time (copy)'.K4" chart:data-source-has-labels="column" svg:x="0.32cm" svg:y="0.18cm" svg:width="10.735cm" svg:height="8.64cm">
          <chartooo:coordinate-region svg:x="1.232cm" svg:y="0.38cm" svg:width="9.55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asure_time (copy)'.B1:'measure_time (copy)'.K1" chart:label-cell-address="'measure_time (copy)'.A1:'measure_time (copy)'.A1" chart:class="chart:line">
            <chart:data-point chart:repeated="10"/>
          </chart:series>
          <chart:series chart:style-name="ch8" chart:values-cell-range-address="'measure_time (copy)'.B2:'measure_time (copy)'.K2" chart:label-cell-address="'measure_time (copy)'.A2:'measure_time (copy)'.A2" chart:class="chart:line">
            <chart:data-point chart:repeated="10"/>
          </chart:series>
          <chart:series chart:style-name="ch9" chart:values-cell-range-address="'measure_time (copy)'.B3:'measure_time (copy)'.K3" chart:label-cell-address="'measure_time (copy)'.A3:'measure_time (copy)'.A3" chart:class="chart:line">
            <chart:data-point chart:repeated="10"/>
          </chart:series>
          <chart:series chart:style-name="ch10" chart:values-cell-range-address="'measure_time (copy)'.B4:'measure_time (copy)'.K4" chart:label-cell-address="'measure_time (copy)'.A4:'measure_time (copy)'.A4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grenedalf/diversity.sh</text:p>
                <draw:g>
                  <svg:desc>'measure_time (copy)'.A1:'measure_time (copy)'.A1</svg:desc>
                </draw:g>
              </table:table-cell>
              <table:table-cell office:value-type="float" office:value="0.030156356">
                <text:p>0.030156356</text:p>
                <draw:g>
                  <svg:desc>'measure_time (copy)'.B1:'measure_time (copy)'.K1</svg:desc>
                </draw:g>
              </table:table-cell>
              <table:table-cell office:value-type="float" office:value="0.044276895">
                <text:p>0.044276895</text:p>
              </table:table-cell>
              <table:table-cell office:value-type="float" office:value="0.086007206">
                <text:p>0.086007206</text:p>
              </table:table-cell>
              <table:table-cell office:value-type="float" office:value="0.157947718">
                <text:p>0.157947718</text:p>
              </table:table-cell>
              <table:table-cell office:value-type="float" office:value="0.291412703">
                <text:p>0.291412703</text:p>
              </table:table-cell>
              <table:table-cell office:value-type="float" office:value="0.709473224">
                <text:p>0.709473224</text:p>
              </table:table-cell>
              <table:table-cell office:value-type="float" office:value="1.372636586">
                <text:p>1.372636586</text:p>
              </table:table-cell>
              <table:table-cell office:value-type="float" office:value="2.761468822">
                <text:p>2.761468822</text:p>
              </table:table-cell>
              <table:table-cell office:value-type="float" office:value="6.843452363">
                <text:p>6.843452363</text:p>
              </table:table-cell>
              <table:table-cell office:value-type="float" office:value="13.82017915">
                <text:p>13.82017915</text:p>
              </table:table-cell>
            </table:table-row>
            <table:table-row>
              <table:table-cell office:value-type="string">
                <text:p>popoolation/pi.sh</text:p>
                <draw:g>
                  <svg:desc>'measure_time (copy)'.A2:'measure_time (copy)'.A2</svg:desc>
                </draw:g>
              </table:table-cell>
              <table:table-cell office:value-type="float" office:value="0.935136149">
                <text:p>0.935136149</text:p>
                <draw:g>
                  <svg:desc>'measure_time (copy)'.B2:'measure_time (copy)'.K2</svg:desc>
                </draw:g>
              </table:table-cell>
              <table:table-cell office:value-type="float" office:value="1.642605189">
                <text:p>1.642605189</text:p>
              </table:table-cell>
              <table:table-cell office:value-type="float" office:value="3.757155017">
                <text:p>3.757155017</text:p>
              </table:table-cell>
              <table:table-cell office:value-type="float" office:value="7.169939638">
                <text:p>7.169939638</text:p>
              </table:table-cell>
              <table:table-cell office:value-type="float" office:value="14.324651715">
                <text:p>14.324651715</text:p>
              </table:table-cell>
              <table:table-cell office:value-type="float" office:value="35.353860256">
                <text:p>35.353860256</text:p>
              </table:table-cell>
              <table:table-cell office:value-type="float" office:value="72.113770067">
                <text:p>72.113770067</text:p>
              </table:table-cell>
              <table:table-cell office:value-type="float" office:value="141.246463681">
                <text:p>141.246463681</text:p>
              </table:table-cell>
              <table:table-cell office:value-type="float" office:value="355.593250382">
                <text:p>355.593250382</text:p>
              </table:table-cell>
              <table:table-cell office:value-type="float" office:value="709.061077055">
                <text:p>709.061077055</text:p>
              </table:table-cell>
            </table:table-row>
            <table:table-row>
              <table:table-cell office:value-type="string">
                <text:p>popoolation/theta.sh</text:p>
                <draw:g>
                  <svg:desc>'measure_time (copy)'.A3:'measure_time (copy)'.A3</svg:desc>
                </draw:g>
              </table:table-cell>
              <table:table-cell office:value-type="float" office:value="0.924310131">
                <text:p>0.924310131</text:p>
                <draw:g>
                  <svg:desc>'measure_time (copy)'.B3:'measure_time (copy)'.K3</svg:desc>
                </draw:g>
              </table:table-cell>
              <table:table-cell office:value-type="float" office:value="1.658173193">
                <text:p>1.658173193</text:p>
              </table:table-cell>
              <table:table-cell office:value-type="float" office:value="3.816962271">
                <text:p>3.816962271</text:p>
              </table:table-cell>
              <table:table-cell office:value-type="float" office:value="7.140842475">
                <text:p>7.140842475</text:p>
              </table:table-cell>
              <table:table-cell office:value-type="float" office:value="14.489688065">
                <text:p>14.489688065</text:p>
              </table:table-cell>
              <table:table-cell office:value-type="float" office:value="35.363375901">
                <text:p>35.363375901</text:p>
              </table:table-cell>
              <table:table-cell office:value-type="float" office:value="71.890382025">
                <text:p>71.890382025</text:p>
              </table:table-cell>
              <table:table-cell office:value-type="float" office:value="143.036078124">
                <text:p>143.036078124</text:p>
              </table:table-cell>
              <table:table-cell office:value-type="float" office:value="357.734702247">
                <text:p>357.734702247</text:p>
              </table:table-cell>
              <table:table-cell office:value-type="float" office:value="714.719171376">
                <text:p>714.719171376</text:p>
              </table:table-cell>
            </table:table-row>
            <table:table-row>
              <table:table-cell office:value-type="string">
                <text:p>popoolation/d.sh</text:p>
                <draw:g>
                  <svg:desc>'measure_time (copy)'.A4:'measure_time (copy)'.A4</svg:desc>
                </draw:g>
              </table:table-cell>
              <table:table-cell office:value-type="float" office:value="0.956871112">
                <text:p>0.956871112</text:p>
                <draw:g>
                  <svg:desc>'measure_time (copy)'.B4:'measure_time (copy)'.K4</svg:desc>
                </draw:g>
              </table:table-cell>
              <table:table-cell office:value-type="float" office:value="1.642648653">
                <text:p>1.642648653</text:p>
              </table:table-cell>
              <table:table-cell office:value-type="float" office:value="3.80390474">
                <text:p>3.80390474</text:p>
              </table:table-cell>
              <table:table-cell office:value-type="float" office:value="7.356868871">
                <text:p>7.356868871</text:p>
              </table:table-cell>
              <table:table-cell office:value-type="float" office:value="14.76469435">
                <text:p>14.76469435</text:p>
              </table:table-cell>
              <table:table-cell office:value-type="float" office:value="36.289648772">
                <text:p>36.289648772</text:p>
              </table:table-cell>
              <table:table-cell office:value-type="float" office:value="71.579649817">
                <text:p>71.579649817</text:p>
              </table:table-cell>
              <table:table-cell office:value-type="float" office:value="144.666210242">
                <text:p>144.666210242</text:p>
              </table:table-cell>
              <table:table-cell office:value-type="float" office:value="356.724923172">
                <text:p>356.724923172</text:p>
              </table:table-cell>
              <table:table-cell office:value-type="float" office:value="713.650442424">
                <text:p>713.650442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31cm" svg:y="3.952cm" style:legend-expansion="high" chart:style-name="ch2"/>
        <chart:plot-area chart:style-name="ch3" table:cell-range-address="'measure_time (copy)'.A6:'measure_time (copy)'.K7" chart:data-source-has-labels="column" svg:x="0.32cm" svg:y="0.18cm" svg:width="11.291cm" svg:height="8.64cm">
          <chartooo:coordinate-region svg:x="1.232cm" svg:y="0.38cm" svg:width="10.11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asure_time (copy)'.B6:'measure_time (copy)'.K6" chart:label-cell-address="'measure_time (copy)'.A6:'measure_time (copy)'.A6" chart:class="chart:line">
            <chart:data-point chart:repeated="10"/>
          </chart:series>
          <chart:series chart:style-name="ch8" chart:values-cell-range-address="'measure_time (copy)'.B7:'measure_time (copy)'.K7" chart:label-cell-address="'measure_time (copy)'.A7:'measure_time (copy)'.A7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grenedalf/fst.sh</text:p>
                <draw:g>
                  <svg:desc>'measure_time (copy)'.A6:'measure_time (copy)'.A6</svg:desc>
                </draw:g>
              </table:table-cell>
              <table:table-cell office:value-type="float" office:value="0.020741956">
                <text:p>0.020741956</text:p>
                <draw:g>
                  <svg:desc>'measure_time (copy)'.B6:'measure_time (copy)'.K6</svg:desc>
                </draw:g>
              </table:table-cell>
              <table:table-cell office:value-type="float" office:value="0.027041257">
                <text:p>0.027041257</text:p>
              </table:table-cell>
              <table:table-cell office:value-type="float" office:value="0.047418913">
                <text:p>0.047418913</text:p>
              </table:table-cell>
              <table:table-cell office:value-type="float" office:value="0.076507882">
                <text:p>0.076507882</text:p>
              </table:table-cell>
              <table:table-cell office:value-type="float" office:value="0.143686345">
                <text:p>0.143686345</text:p>
              </table:table-cell>
              <table:table-cell office:value-type="float" office:value="0.325851413">
                <text:p>0.325851413</text:p>
              </table:table-cell>
              <table:table-cell office:value-type="float" office:value="0.648823703">
                <text:p>0.648823703</text:p>
              </table:table-cell>
              <table:table-cell office:value-type="float" office:value="1.27787852">
                <text:p>1.27787852</text:p>
              </table:table-cell>
              <table:table-cell office:value-type="float" office:value="3.158433165">
                <text:p>3.158433165</text:p>
              </table:table-cell>
              <table:table-cell office:value-type="float" office:value="6.273058474">
                <text:p>6.273058474</text:p>
              </table:table-cell>
            </table:table-row>
            <table:table-row>
              <table:table-cell office:value-type="string">
                <text:p>popoolation/fst.sh</text:p>
                <draw:g>
                  <svg:desc>'measure_time (copy)'.A7:'measure_time (copy)'.A7</svg:desc>
                </draw:g>
              </table:table-cell>
              <table:table-cell office:value-type="float" office:value="0.463117413">
                <text:p>0.463117413</text:p>
                <draw:g>
                  <svg:desc>'measure_time (copy)'.B7:'measure_time (copy)'.K7</svg:desc>
                </draw:g>
              </table:table-cell>
              <table:table-cell office:value-type="float" office:value="0.892345878">
                <text:p>0.892345878</text:p>
              </table:table-cell>
              <table:table-cell office:value-type="float" office:value="2.082883854">
                <text:p>2.082883854</text:p>
              </table:table-cell>
              <table:table-cell office:value-type="float" office:value="4.150660067">
                <text:p>4.150660067</text:p>
              </table:table-cell>
              <table:table-cell office:value-type="float" office:value="8.329630592">
                <text:p>8.329630592</text:p>
              </table:table-cell>
              <table:table-cell office:value-type="float" office:value="20.634640005">
                <text:p>20.634640005</text:p>
              </table:table-cell>
              <table:table-cell office:value-type="float" office:value="41.102334539">
                <text:p>41.102334539</text:p>
              </table:table-cell>
              <table:table-cell office:value-type="float" office:value="82.442980885">
                <text:p>82.442980885</text:p>
              </table:table-cell>
              <table:table-cell office:value-type="float" office:value="203.806697257">
                <text:p>203.806697257</text:p>
              </table:table-cell>
              <table:table-cell office:value-type="float" office:value="418.642379266">
                <text:p>418.6423792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